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1CB9F56AEC375685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draw:textarea-horizontal-align="justify" draw:textarea-vertical-align="middle" draw:auto-grow-height="false" fo:min-height="2.134cm" fo:min-width="3.6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3.044cm" fo:min-width="8.202cm" fo:wrap-option="no-wrap" draw:shadow="visible" draw:shadow-offset-x="0.071cm" draw:shadow-offset-y="0.071cm" draw:shadow-opacity="45%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4cm" fo:margin-bottom="0.4cm" fo:line-height="100%" fo:text-indent="0cm"/>
      <style:text-properties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9" style:family="paragraph">
      <loext:graphic-properties draw:fill-color="#729fcf"/>
      <style:paragraph-properties fo:text-align="center"/>
    </style:style>
    <style:style style:name="T1" style:family="text">
      <style:text-properties fo:font-size="54pt" fo:font-weight="bold" style:font-size-asian="40pt" style:font-weight-asian="bold" style:font-size-complex="40pt" style:font-weight-complex="bold"/>
    </style:style>
    <style:style style:name="T2" style:family="text">
      <style:text-properties fo:color="#333333"/>
    </style:style>
    <style:style style:name="T3" style:family="text">
      <style:text-properties fo:font-size="22pt" fo:font-weight="bold" style:font-size-asian="28pt" style:font-weight-asian="bold" style:font-size-complex="28pt" style:font-weight-complex="bold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2pt" style:font-size-asian="15pt" style:font-size-complex="15pt"/>
    </style:style>
    <style:style style:name="T6" style:family="text">
      <style:text-properties fo:color="#3465a4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<text:span text:style-name="T1">Socket.io</text:span></text:p>
            <text:p><text:span text:style-name="T2">Real-time connec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Old server-client communication</text:p>
          </draw:text-box>
        </draw:frame>
        <draw:custom-shape draw:style-name="gr2" draw:text-style-name="P2" draw:layer="layout" svg:width="6.096cm" svg:height="3.556cm" svg:x="3.556cm" svg:y="7.87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3.556cm" svg:x="14.478cm" svg:y="7.874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478cm" svg:y1="9.144cm" svg:x2="9.652cm" svg:y2="9.144cm">
          <text:p/>
        </draw:line>
        <draw:frame draw:style-name="gr4" draw:text-style-name="P4" draw:layer="layout" svg:width="4.826cm" svg:height="1.673cm" svg:x="9.652cm" svg:y="7.62cm">
          <draw:text-box>
            <text:p>HTTP reque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Old server-client communication</text:p>
          </draw:text-box>
        </draw:frame>
        <draw:custom-shape draw:style-name="gr2" draw:text-style-name="P2" draw:layer="layout" svg:width="6.096cm" svg:height="3.556cm" svg:x="3.556cm" svg:y="7.87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3.556cm" svg:x="14.478cm" svg:y="7.874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52cm" svg:y1="10.668cm" svg:x2="14.478cm" svg:y2="10.668cm">
          <text:p/>
        </draw:line>
        <draw:frame draw:style-name="gr4" draw:text-style-name="P4" draw:layer="layout" svg:width="5.588cm" svg:height="1.673cm" svg:x="9.652cm" svg:y="11.027cm">
          <draw:text-box>
            <text:p>HTTP respons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Old server-client communication</text:p>
          </draw:text-box>
        </draw:frame>
        <draw:custom-shape draw:style-name="gr2" draw:text-style-name="P2" draw:layer="layout" svg:width="6.096cm" svg:height="3.556cm" svg:x="3.556cm" svg:y="7.87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3.556cm" svg:x="14.478cm" svg:y="7.874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52cm" svg:y1="10.668cm" svg:x2="14.478cm" svg:y2="10.668cm">
          <text:p/>
        </draw:line>
        <draw:frame draw:style-name="gr4" draw:text-style-name="P4" draw:layer="layout" svg:width="5.588cm" svg:height="1.673cm" svg:x="9.652cm" svg:y="11.027cm">
          <draw:text-box>
            <text:p>HTTP response</text:p>
          </draw:text-box>
        </draw:frame>
        <draw:line draw:style-name="gr3" draw:text-style-name="P3" draw:layer="layout" svg:x1="14.479cm" svg:y1="9.145cm" svg:x2="9.653cm" svg:y2="9.145cm">
          <text:p/>
        </draw:line>
        <draw:frame draw:style-name="gr4" draw:text-style-name="P4" draw:layer="layout" svg:width="4.826cm" svg:height="1.673cm" svg:x="9.653cm" svg:y="7.621cm">
          <draw:text-box>
            <text:p>HTTP request</text:p>
          </draw:text-box>
        </draw:frame>
        <draw:frame draw:style-name="gr5" draw:text-style-name="P6" draw:layer="layout" svg:width="15.494cm" svg:height="1.987cm" svg:x="5.08cm" svg:y="5.588cm">
          <draw:text-box>
            <text:p text:style-name="P5"><text:span text:style-name="T3">The client only initiate communicat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Old server-client communication</text:p>
          </draw:text-box>
        </draw:frame>
        <draw:g>
          <draw:custom-shape draw:style-name="gr6" draw:text-style-name="P2" draw:layer="layout" svg:width="4.185cm" svg:height="2.384cm" svg:x="3.556cm" svg:y="7.791cm">
            <text:p text:style-name="P2">Server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185cm" svg:height="2.384cm" svg:x="11.055cm" svg:y="7.791cm">
            <text:p text:style-name="P2">Client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7.741cm" svg:y1="9.664cm" svg:x2="11.054cm" svg:y2="9.664cm">
            <text:p/>
          </draw:line>
          <draw:frame draw:style-name="gr7" draw:text-style-name="P4" draw:layer="layout" svg:width="3.837cm" svg:height="1.122cm" svg:x="7.741cm" svg:y="9.905cm">
            <draw:text-box>
              <text:p><text:span text:style-name="T4">HTTP response</text:span></text:p>
            </draw:text-box>
          </draw:frame>
          <draw:line draw:style-name="gr3" draw:text-style-name="P3" draw:layer="layout" svg:x1="11.055cm" svg:y1="8.643cm" svg:x2="7.742cm" svg:y2="8.643cm">
            <text:p/>
          </draw:line>
          <draw:frame draw:style-name="gr7" draw:text-style-name="P4" draw:layer="layout" svg:width="3.313cm" svg:height="1.122cm" svg:x="7.742cm" svg:y="7.621cm">
            <draw:text-box>
              <text:p><text:span text:style-name="T5">HTTP request</text:span></text:p>
            </draw:text-box>
          </draw:frame>
        </draw:g>
        <draw:frame draw:style-name="gr4" draw:text-style-name="P8" draw:layer="layout" svg:width="13.97cm" svg:height="2.073cm" svg:x="5.08cm" svg:y="4.531cm">
          <draw:text-box>
            <text:p text:style-name="P7"><text:span text:style-name="T6">How can a server send real-time updates?</text:span></text:p>
            <text:p text:style-name="P7"><text:span text:style-name="T6">How can a chat be handled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9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ocket.io communication</text:p>
          </draw:text-box>
        </draw:frame>
        <draw:custom-shape draw:style-name="gr2" draw:text-style-name="P2" draw:layer="layout" svg:width="6.096cm" svg:height="3.556cm" svg:x="3.556cm" svg:y="7.87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3.556cm" svg:x="14.478cm" svg:y="7.874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52cm" svg:y1="10.668cm" svg:x2="14.478cm" svg:y2="10.668cm">
          <text:p/>
        </draw:line>
        <draw:frame draw:style-name="gr4" draw:text-style-name="P4" draw:layer="layout" svg:width="5.588cm" svg:height="1.673cm" svg:x="9.906cm" svg:y="9.503cm">
          <draw:text-box>
            <text:p>TCP/IP ping</text:p>
          </draw:text-box>
        </draw:frame>
        <draw:line draw:style-name="gr3" draw:text-style-name="P3" draw:layer="layout" svg:x1="14.478cm" svg:y1="9.144cm" svg:x2="9.652cm" svg:y2="9.144cm">
          <text:p/>
        </draw:line>
        <draw:custom-shape draw:style-name="gr8" draw:text-style-name="P9" draw:layer="layout" svg:width="9.398cm" svg:height="3.556cm" svg:x="6.604cm" svg:y="4.064cm">
          <text:p text:style-name="P2">Check for constant connection</text:p>
          <draw:enhanced-geometry svg:viewBox="0 0 21600 21600" draw:text-areas="800 800 20800 20800" draw:type="round-rectangular-callout" draw:modifiers="12136.3549313757 32700.590385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CB9F56AEC37568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1T12:31:12.155233944</meta:creation-date>
    <meta:editing-duration>PT57M18S</meta:editing-duration>
    <meta:editing-cycles>3</meta:editing-cycles>
    <meta:generator>LibreOffice/6.2.5.2$Linux_X86_64 LibreOffice_project/a887734edd14b7c31b8ab527c0422d03c5e16f8b</meta:generator>
    <dc:title>Bright Blue</dc:title>
    <dc:date>2019-07-21T13:38:51.719973626</dc:date>
    <meta:document-statistic meta:object-count="69"/>
  </office:meta>
</office:document-meta>
</file>